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fanticide</text:p>
          </draw:text-box>
        </draw:frame>
        <draw:frame presentation:style-name="pr3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When one belief invalidates his own prior belief</text:p>
              </text:list-item>
              <text:list-item>
                <text:p>ie.) A father writes a letter to his son, with "please let me know if you don't get this letter and I'll send you a copy" at the end</text:p>
              </text:list-item>
              <text:list-item>
                <text:p>ie.) "God does not exist because of evil".<text:line-break/>How can he "know" God is evil if in his view, "evil" has no unchanging definition?</text:p>
              </text:list-item>
              <text:list-item>
                <text:p>Application to bible study?<text:line-break/>Christians believe God cannot lie.<text:line-break/>God cannot contradict His previous revelation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M43S</meta:editing-duration>
    <meta:editing-cycles>4</meta:editing-cycles>
    <meta:generator>OpenOffice/4.1.14$Win32 OpenOffice.org_project/4114m1$Build-9811</meta:generator>
    <dc:date>2023-10-02T14:25:40.43</dc:date>
    <dc:creator>Josh </dc:creator>
    <meta:document-statistic meta:object-count="27"/>
  </office:meta>
</office:document-meta>
</file>